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99pt solid #000000" style:join-border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h text:style-name="Heading_20_2" text:outline-level="2">Descriptif</text:h>
      <text:p text:style-name="P2">Mon trotteur parlant 2 en 1 rose ! <text:line-break/><text:line-break/>Bébé découvre les couleurs, les formes, la musique, les premiers chiffres, des phrases et des effets sonores rigolos. <text:line-break/><text:line-break/>Nombreuses activités pour éveiller bébé : engrenages, grosses touches colorées, téléphone amovible avec petites billes, papillon aux ailes mobiles, piano... <text:line-break/><text:line-break/>Un piano lumineux pour composer ses propres morceaux. <text:line-break/>Bébé peut aussi jouer des mélodies pré-enregistrées note aprés note. <text:line-break/><text:line-break/>- un petit chien parle <text:line-break/>- 8 mélodies et une chanson <text:line-break/>- 2 modes de jeu : vocal ou musical <text:line-break/>- réglage du volume et arrêt automatique <text:line-break/>- système de freinage <text:line-break/><text:line-break/>Age : A partir de 9 mois</text:p>
      <text:p text:style-name="Text_20_body">AGE<text:line-break/>9 mois </text:p>
      <text:p text:style-name="Text_20_body">Dimensions article emballé<text:line-break/>L39 xH53 xP15 </text:p>
      <text:p text:style-name="Text_20_body">POIDS<text:line-break/>3,20 kg </text:p>
      <text:p text:style-name="Standard">Marque : <text:a xlink:type="simple" xlink:href="https://www.king-jouet.com/jeux-jouets/marque-vtech/page1.htm" text:style-name="Internet_20_link" text:visited-style-name="Visited_20_Internet_20_Link">VTech</text:a> </text:p>
      <text:p text:style-name="P3">44€99</text:p>
      <text:p text:style-name="Standard"/>
      <text:h text:style-name="Heading_20_2" text:outline-level="2">Descriptif</text:h>
      <text:p text:style-name="Text_20_body">Retournez dans l'univers dérapant du <text:span text:style-name="Strong_20_Emphasis">film Cars 3</text:span> avec ce <text:span text:style-name="Strong_20_Emphasis">véhicule Flash McQueen</text:span> en format 1/16ème ! </text:p>
      <text:p text:style-name="Text_20_body">Ce <text:span text:style-name="Strong_20_Emphasis">jouet</text:span> dispose d'une fonction très innovante qui le fait réagir aux mouvements que nous allons donner à la <text:span text:style-name="Strong_20_Emphasis">voiture.</text:span> En plus, la <text:span text:style-name="Strong_20_Emphasis">voiture</text:span> est animée <text:span text:style-name="Strong_20_Emphasis">son et lumière</text:span> avec 20 phrases emblématiques et des <text:span text:style-name="Strong_20_Emphasis">phares</text:span> qui s'allument. Avec ce <text:span text:style-name="Strong_20_Emphasis">véhicule Cars</text:span>, votre <text:span text:style-name="Strong_20_Emphasis">enfant</text:span> pourra reproduire les <text:span text:style-name="Strong_20_Emphasis">histoires</text:span> de son <text:span text:style-name="Strong_20_Emphasis">héros</text:span> favoris et se prendre à des <text:span text:style-name="Strong_20_Emphasis">jeux de rôle</text:span>. Seul ou avec ses copains, les scènes mythiques du film <text:span text:style-name="Strong_20_Emphasis">Cars 3</text:span> n'auront plus de secret pour lui et il deviendra un véritable <text:span text:style-name="Strong_20_Emphasis">pilote</text:span> !</text:p>
      <text:p text:style-name="Text_20_body">Piles : 3 x AA-LR6 fournies.</text:p>
      <text:p text:style-name="Text_20_body"><text:soft-page-break/><text:span text:style-name="Strong_20_Emphasis">Le véhicule est bien en français une fois la languette du "Try me" retirée.</text:span></text:p>
      <text:p text:style-name="Text_20_body">AGE<text:line-break/>3 ans </text:p>
      <text:p text:style-name="Text_20_body">Dimensions article emballé<text:line-break/>L26 xH13 xP36 </text:p>
      <text:p text:style-name="Text_20_body">POIDS<text:line-break/>0,74 kg </text:p>
      <text:p text:style-name="P2">-38% 39,99€ </text:p>
      <text:p text:style-name="P2">24€99</text:p>
      <text:p text:style-name="Standard">Marque : <text:a xlink:type="simple" xlink:href="https://www.king-jouet.com/jeux-jouets/marque-mattel/page1.htm" text:style-name="Internet_20_link" text:visited-style-name="Visited_20_Internet_20_Link">Mattel</text:a> </text:p>
      <text:p text:style-name="Standard">Héros / Personnages : <text:a xlink:type="simple" xlink:href="https://www.king-jouet.com/jeux-jouets/disney-cars/page1.htm" text:style-name="Internet_20_link" text:visited-style-name="Visited_20_Internet_20_Link">Cars</text:a></text:p>
      <text:p text:style-name="Standard"/>
      <text:p text:style-name="P1"/>
      <text:p text:style-name="Standard"/>
      <text:h text:style-name="Heading_20_2" text:outline-level="2">Descriptif</text:h>
      <text:p text:style-name="Text_20_body">Une superbe <text:span text:style-name="Strong_20_Emphasis">poupée mannequin</text:span> de <text:span text:style-name="Strong_20_Emphasis">Bianca,</text:span> la star de la <text:span text:style-name="Strong_20_Emphasis">série Maggie et Bianca Fashion Friends</text:span> !</text:p>
      <text:p text:style-name="Text_20_body"><text:span text:style-name="Strong_20_Emphasis">Bianca</text:span> porte une tenue tendance et rock et la <text:span text:style-name="Strong_20_Emphasis">poupée</text:span> dispose d'un micro. Pour plus de réalisme, <text:span text:style-name="Strong_20_Emphasis">Bianca</text:span> joue et chante 2 chansons originales de la série : idéal pour replonger votre enfant dans l'univers de la <text:span text:style-name="Strong_20_Emphasis">série Maggie et Bianca</text:span> qu'il apprécie tant ! Avec ce <text:span text:style-name="Strong_20_Emphasis">jouet,</text:span> il pourra travailler son <text:span text:style-name="Strong_20_Emphasis">imagination</text:span> tout en passant de bons moments de <text:span text:style-name="Strong_20_Emphasis">jeu,</text:span> seul ou avec ses amis.</text:p>
      <text:p text:style-name="Text_20_body">Contenu de la boite : 1 poupée, 1 tenue, 1 micro.</text:p>
      <text:p text:style-name="Text_20_body">Dimensions du produit : hauteur 29 cm.</text:p>
      <text:p text:style-name="Text_20_body">Piles : 2 x LR44 fournies.</text:p>
      <text:p text:style-name="Text_20_body">AGE<text:line-break/>4 ans </text:p>
      <text:p text:style-name="Text_20_body">Dimensions article emballé<text:line-break/>L15 xH6 xP33 </text:p>
      <text:p text:style-name="Text_20_body">POIDS<text:line-break/>0,25 kg </text:p>
      <text:p text:style-name="Standard">Marque : <text:a xlink:type="simple" xlink:href="https://www.king-jouet.com/jeux-jouets/marque-simba-dickie/page1.htm" text:style-name="Internet_20_link" text:visited-style-name="Visited_20_Internet_20_Link">Simba Dickie</text:a> </text:p>
      <text:p text:style-name="Standard">Héros / Personnages : <text:a xlink:type="simple" xlink:href="https://www.king-jouet.com/jeux-jouets/maggie-et-bianca/page1.htm" text:style-name="Internet_20_link" text:visited-style-name="Visited_20_Internet_20_Link">Maggie et Bianca</text:a></text:p>
      <text:p text:style-name="Standard">-28% 24,99€ </text:p>
      <text:p text:style-name="P1">17€99</text:p>
      <text:p text:style-name="Standard"/>
      <text:p text:style-name="Standard"/>
      <text:h text:style-name="Heading_20_1" text:outline-level="1"><text:soft-page-break/>Peluche Zookies 30 cm</text:h>
      <text:p text:style-name="Standard"/>
      <text:p text:style-name="Standard">Dépliez ses pattes et <text:span text:style-name="Strong_20_Emphasis">en un clic</text:span>, enroulez les ou vous voulez : autour de votre bras, au pied de votre lit... Elle mesure 30 cm. Fait partie d'un assortiment de différents 3 modèles : chien OU chat OU panda. Vendu à l'unité. Vendu selon disponibilité.</text:p>
      <text:p text:style-name="Text_20_body">AGE<text:line-break/>3 ans </text:p>
      <text:p text:style-name="Text_20_body">Dimensions article emballé<text:line-break/>L19 xH18 xP27 </text:p>
      <text:p text:style-name="Text_20_body">POIDS<text:line-break/>0,24 kg </text:p>
      <text:p text:style-name="Standard">Marque : <text:a xlink:type="simple" xlink:href="https://www.king-jouet.com/jeux-jouets/marque-lansay/page1.htm" text:style-name="Internet_20_link" text:visited-style-name="Visited_20_Internet_20_Link">Lansay</text:a> </text:p>
      <text:p text:style-name="Standard">-50% 19,99€ </text:p>
      <text:p text:style-name="Standard">9€9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1:41:00.013959274</meta:creation-date>
    <dc:date>2018-01-04T12:09:35.105047858</dc:date>
    <meta:editing-duration>PT28M3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467" meta:character-count="2629" meta:non-whitespace-character-count="2167"/>
  </office:meta>
</office:document-meta>
</file>